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66a8" officeooo:paragraph-rsid="000466a8"/>
    </style:style>
    <style:style style:name="P2" style:family="paragraph" style:parent-style-name="Standard">
      <style:text-properties officeooo:rsid="000608b2" officeooo:paragraph-rsid="000608b2"/>
    </style:style>
    <style:style style:name="P3" style:family="paragraph" style:parent-style-name="Standard">
      <style:text-properties officeooo:rsid="00070c3b" officeooo:paragraph-rsid="00070c3b"/>
    </style:style>
    <style:style style:name="P4" style:family="paragraph" style:parent-style-name="Standard">
      <style:text-properties officeooo:rsid="001015dc" officeooo:paragraph-rsid="001015dc"/>
    </style:style>
    <style:style style:name="P5" style:family="paragraph" style:parent-style-name="Standard">
      <style:text-properties officeooo:rsid="001015dc" officeooo:paragraph-rsid="0013209c"/>
    </style:style>
    <style:style style:name="P6" style:family="paragraph" style:parent-style-name="Standard">
      <style:text-properties officeooo:rsid="001015dc" officeooo:paragraph-rsid="0018c8cf"/>
    </style:style>
    <style:style style:name="P7" style:family="paragraph" style:parent-style-name="Standard">
      <style:text-properties officeooo:rsid="001015dc" officeooo:paragraph-rsid="001dba0e"/>
    </style:style>
    <style:style style:name="P8" style:family="paragraph" style:parent-style-name="Standard">
      <style:text-properties officeooo:rsid="001015dc" officeooo:paragraph-rsid="001e135b"/>
    </style:style>
    <style:style style:name="P9" style:family="paragraph" style:parent-style-name="Standard">
      <style:text-properties officeooo:rsid="001015dc" officeooo:paragraph-rsid="00244ac5"/>
    </style:style>
    <style:style style:name="P10" style:family="paragraph" style:parent-style-name="Standard">
      <style:text-properties fo:font-weight="bold" officeooo:rsid="00070c3b" officeooo:paragraph-rsid="00070c3b" style:font-weight-asian="bold" style:font-weight-complex="bold"/>
    </style:style>
    <style:style style:name="P11" style:family="paragraph" style:parent-style-name="Standard">
      <style:text-properties fo:font-weight="bold" officeooo:rsid="000608b2" officeooo:paragraph-rsid="000608b2" style:font-weight-asian="bold" style:font-weight-complex="bold"/>
    </style:style>
    <style:style style:name="P12" style:family="paragraph" style:parent-style-name="Standard">
      <style:text-properties fo:font-weight="bold" officeooo:rsid="000466a8" officeooo:paragraph-rsid="000466a8" style:font-weight-asian="bold" style:font-weight-complex="bold"/>
    </style:style>
    <style:style style:name="P13" style:family="paragraph" style:parent-style-name="Standard">
      <style:text-properties officeooo:rsid="00244ac5" officeooo:paragraph-rsid="00244ac5"/>
    </style:style>
    <style:style style:name="P14" style:family="paragraph" style:parent-style-name="Standard">
      <style:paragraph-properties fo:break-before="page"/>
      <style:text-properties officeooo:rsid="001015dc" officeooo:paragraph-rsid="0013209c"/>
    </style:style>
    <style:style style:name="T1" style:family="text">
      <style:text-properties officeooo:rsid="000608b2"/>
    </style:style>
    <style:style style:name="T2" style:family="text">
      <style:text-properties officeooo:rsid="00098cd6"/>
    </style:style>
    <style:style style:name="T3" style:family="text">
      <style:text-properties officeooo:rsid="0011c2a8"/>
    </style:style>
    <style:style style:name="T4" style:family="text">
      <style:text-properties officeooo:rsid="0013209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64cad"/>
    </style:style>
    <style:style style:name="T7" style:family="text">
      <style:text-properties officeooo:rsid="001dba0e"/>
    </style:style>
    <style:style style:name="T8" style:family="text">
      <style:text-properties officeooo:rsid="00244a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e qui a été réalisé</text:h>
      <text:h text:style-name="Heading_20_1" text:outline-level="1"/>
      <text:p text:style-name="P12">Jeu 2048 fonctionnel avec les écrans suivants :</text:p>
      <text:p text:style-name="P1"/>
      <text:p text:style-name="P12">Ecran titre :</text:p>
      <text:p text:style-name="P1"><text:tab/>Choix du type de jeu (Humain, IA), ou quitter</text:p>
      <text:p text:style-name="P12">Ecran jeu :</text:p>
      <text:p text:style-name="P1"><text:tab/>Le jeu 2048, avec les controles clavier pour l’humain.<text:line-break/><text:tab/><text:span text:style-name="T1">Lance l’écran de fin de partie en cas de victoire ou d’échec</text:span><text:line-break/><text:tab/>Controle automatique pour l’IA, aide désactivée et pas de victoire en cas de 2048.</text:p>
      <text:p text:style-name="P1"><text:tab/><text:span text:style-name="T1">Touche H : Lance l’écran d’aide</text:span></text:p>
      <text:p text:style-name="P1"><text:tab/><text:span text:style-name="T3">Touche J : Recommencer la partie</text:span></text:p>
      <text:p text:style-name="P11">Ecran aide :</text:p>
      <text:p text:style-name="P2"><text:tab/>Propose au joueur les règles du 2048, l’utilisateur peut parcourir les différents écrans avec le </text:p>
      <text:p text:style-name="P2"><text:tab/>clavier ou à la souris (boutons).</text:p>
      <text:p text:style-name="P10">Ecran <text:span text:style-name="T2">fin de partie :</text:span></text:p>
      <text:p text:style-name="P3"><text:tab/><text:span text:style-name="T2">Deux types de fin de partie</text:span></text:p>
      <text:p text:style-name="P3"><text:tab/>-<text:span text:style-name="T2">Victoire : Propose au joueur de continuer là où il a arrêté, ou recommencer.</text:span></text:p>
      <text:p text:style-name="P3"><text:tab/>-<text:span text:style-name="T2">Défaite : Propose seulement de recommencer la partie.</text:span></text:p>
      <text:p text:style-name="P3"/>
      <text:h text:style-name="Heading_20_1" text:outline-level="1">Difficultés rencontrées :</text:h>
      <text:p text:style-name="P4"><text:tab/>-Implémenter une IA efficace (atteint entre 512 et 1024).</text:p>
      <text:p text:style-name="P7"><text:tab/><text:tab/><text:span text:style-name="T7">Utilise une heuristique visant à avoir le plus haut score durant le tour, et tenter de </text:span></text:p>
      <text:p text:style-name="P8"><text:span text:style-name="T7"><text:tab/><text:tab/>déplacer au plus possible les variables dans un coin (Bas-droite, sinon gauche, sinon </text:span></text:p>
      <text:p text:style-name="P8"><text:span text:style-name="T7"><text:tab/><text:tab/>haut). </text:span></text:p>
      <text:p text:style-name="P4"><text:tab/><text:tab/><text:span text:style-name="T7">Amélioration possible : Rechercher le mouvement optimal sur plusieurs tours.</text:span></text:p>
      <text:p text:style-name="P4"/>
      <text:p text:style-name="P6"><text:tab/>-<text:span text:style-name="T4">Permettre la diffusion et l’actualisation d’un objet à travers les classes (notamment pour </text:span></text:p>
      <text:p text:style-name="P6"><text:span text:style-name="T4"><text:tab/>passer la grille de l’écran de jeu à l’écran de fin de partie) → Passé par l’interface Cloneable.</text:span></text:p>
      <text:p text:style-name="P5"/>
      <text:p text:style-name="P5"><text:tab/>-<text:span text:style-name="T6">Permettre la fusion de deux cases (un peu de mal algorithmiquement, ce qui donne un code <text:tab/>légèrement indigeste...)</text:span></text:p>
      <text:p text:style-name="P5"><text:tab/></text:p>
      <text:p text:style-name="P5"/>
      <text:p text:style-name="P5"/>
      <text:p text:style-name="P14"/>
      <text:p text:style-name="P5"/>
      <text:p text:style-name="P9">Le but du jeu est de faire glisser des <text:a xlink:type="simple" xlink:href="https://fr.wikipedia.org/wiki/Tuile" text:style-name="Internet_20_link" text:visited-style-name="Visited_20_Internet_20_Link">tuiles</text:a> sur <text:span text:style-name="T8">la</text:span> grille, pour combiner les tuiles de mêmes valeurs et créer ainsi une tuile portant le nombre 2048. </text:p>
      <text:p text:style-name="P9"/>
      <text:p text:style-name="P13">Une fois 2048 atteint, la partie est gagnée.<text:line-break/>Vous pouvez cependant continuer afin de faire le meilleur score possible. Pour cela, appuyez sur la touche continuer.<text:line-break/></text:p>
      <text:p text:style-name="P13">La partie est perdu lorsque la grille est pleine et qu’il n’y a plus de combinaisons possibles.<text:line-break/>Bonne chance ! 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0T15:54:01.236949091</meta:creation-date>
    <meta:generator>LibreOffice/5.1.4.2$Linux_x86 LibreOffice_project/10m0$Build-2</meta:generator>
    <dc:date>2017-01-20T20:58:27.098983122</dc:date>
    <meta:editing-duration>PT5H4M16S</meta:editing-duration>
    <meta:editing-cycles>24</meta:editing-cycles>
    <meta:document-statistic meta:table-count="0" meta:image-count="0" meta:object-count="0" meta:page-count="2" meta:paragraph-count="28" meta:word-count="308" meta:character-count="1810" meta:non-whitespace-character-count="1496"/>
  </office:meta>
</office:document-meta>
</file>